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5" table:default-cell-style-name="ce2"/>
        <table:table-row table:style-name="ro1">
          <table:table-cell/>
          <table:table-cell table:style-name="Default" office:value-type="string" calcext:value-type="string">
            <text:p>Threads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am</text:p>
          </table:table-cell>
          <table:table-cell table:style-name="Default" office:value-type="string" calcext:value-type="string">
            <text:p>Sequenci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table:formula="of:=1.64/2" office:value-type="float" office:value="0.82" calcext:value-type="float">
            <text:p>0,82</text:p>
          </table:table-cell>
          <table:table-cell table:formula="of:=2.24/4" office:value-type="float" office:value="0.56" calcext:value-type="float">
            <text:p>0,56</text:p>
          </table:table-cell>
          <table:table-cell table:formula="of:=2.87/8" office:value-type="float" office:value="0.35875" calcext:value-type="float">
            <text:p>0,36</text:p>
          </table:table-cell>
          <table:table-cell table:formula="of:=3.29/12" office:value-type="float" office:value="0.274166666666667" calcext:value-type="float">
            <text:p>0,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table:formula="of:=1.69/2" office:value-type="float" office:value="0.845" calcext:value-type="float">
            <text:p>0,85</text:p>
          </table:table-cell>
          <table:table-cell table:formula="of:=2.39/4" office:value-type="float" office:value="0.5975" calcext:value-type="float">
            <text:p>0,60</text:p>
          </table:table-cell>
          <table:table-cell table:formula="of:=3.12/8" office:value-type="float" office:value="0.39" calcext:value-type="float">
            <text:p>0,39</text:p>
          </table:table-cell>
          <table:table-cell table:formula="of:=3.69/12" office:value-type="float" office:value="0.3075" calcext:value-type="float">
            <text:p>0,3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table:formula="of:=1.68/2" office:value-type="float" office:value="0.84" calcext:value-type="float">
            <text:p>0,84</text:p>
          </table:table-cell>
          <table:table-cell table:formula="of:=2.39/4" office:value-type="float" office:value="0.5975" calcext:value-type="float">
            <text:p>0,60</text:p>
          </table:table-cell>
          <table:table-cell table:formula="of:=3.18/8" office:value-type="float" office:value="0.3975" calcext:value-type="float">
            <text:p>0,40</text:p>
          </table:table-cell>
          <table:table-cell table:formula="of:=3.82/12" office:value-type="float" office:value="0.318333333333333" calcext:value-type="float">
            <text:p>0,3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0</text:p>
          </table:table-cell>
          <table:table-cell table:formula="of:=1.69/2" office:value-type="float" office:value="0.845" calcext:value-type="float">
            <text:p>0,85</text:p>
          </table:table-cell>
          <table:table-cell table:formula="of:=2.39/4" office:value-type="float" office:value="0.5975" calcext:value-type="float">
            <text:p>0,60</text:p>
          </table:table-cell>
          <table:table-cell table:formula="of:=3.18/8" office:value-type="float" office:value="0.3975" calcext:value-type="float">
            <text:p>0,40</text:p>
          </table:table-cell>
          <table:table-cell table:formula="of:=3.77/12" office:value-type="float" office:value="0.314166666666667" calcext:value-type="float">
            <text:p>0,3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0</text:p>
          </table:table-cell>
          <table:table-cell table:formula="of:=1.69/2" office:value-type="float" office:value="0.845" calcext:value-type="float">
            <text:p>0,85</text:p>
          </table:table-cell>
          <table:table-cell table:formula="of:=2.41/4" office:value-type="float" office:value="0.6025" calcext:value-type="float">
            <text:p>0,60</text:p>
          </table:table-cell>
          <table:table-cell table:formula="of:=3.25/8" office:value-type="float" office:value="0.40625" calcext:value-type="float">
            <text:p>0,41</text:p>
          </table:table-cell>
          <table:table-cell table:formula="of:=3.91/12" office:value-type="float" office:value="0.325833333333333" calcext:value-type="float">
            <text:p>0,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17:58:15.2959771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7:55:24.875734465</meta:creation-date>
    <meta:generator>LibreOffice/24.2.7.2$Linux_X86_64 LibreOffice_project/420$Build-2</meta:generator>
    <dc:date>2025-05-14T18:05:56.462797911</dc:date>
    <meta:editing-duration>PT8M40S</meta:editing-duration>
    <meta:editing-cycles>3</meta:editing-cycles>
    <meta:document-statistic meta:table-count="1" meta:cell-count="43" meta:object-count="0"/>
  </office:meta>
</office:document-meta>
</file>